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0.072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/Users/Raph/Documents/KiCad/CANPower/CANPower.sch</text:p>
          </table:table-cell>
          <table:table-cell table:number-columns-repeated="5"/>
        </table:table-row>
        <table:table-row table:style-name="ro2">
          <table:table-cell office:value-type="string">
            <text:p>Date:</text:p>
          </table:table-cell>
          <table:table-cell office:value-type="string">
            <text:p>26/11/2017 18:06:25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4.0.7</text:p>
          </table:table-cell>
          <table:table-cell table:number-columns-repeated="5"/>
        </table:table-row>
        <table:table-row table:style-name="ro2">
          <table:table-cell office:value-type="string">
            <text:p>Component Count: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Manufacturer</text:p>
          </table:table-cell>
          <table:table-cell office:value-type="string">
            <text:p>Quantity</text:p>
          </table:table-cell>
          <table:table-cell office:value-type="string">
            <text:p>Vendor</text:p>
          </table:table-cell>
          <table:table-cell office:value-type="string">
            <text:p>Vendor#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0pF</text:p>
          </table:table-cell>
          <table:table-cell office:value-type="string">
            <text:p>120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1650896">
            <text:p>165089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0p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650896">
            <text:p>165089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nF</text:p>
          </table:table-cell>
          <table:table-cell office:value-type="string">
            <text:p>120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2070507">
            <text:p>2070507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2u2</text:p>
          </table:table-cell>
          <table:table-cell office:value-type="string">
            <text:p>12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table:style-name="ce2" office:value-type="float" office:value="2070526">
            <text:p>2070526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2u2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table:style-name="ce2" office:value-type="float" office:value="2070526">
            <text:p>2070526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2u2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table:style-name="ce2" office:value-type="float" office:value="2070526">
            <text:p>2070526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uF</text:p>
          </table:table-cell>
          <table:table-cell office:value-type="string">
            <text:p>1210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24">
            <text:p>2070524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22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07">
            <text:p>2070507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22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07">
            <text:p>2070507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22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507">
            <text:p>2070507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00nF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070498">
            <text:p>2070498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BAV74LT1G</text:p>
          </table:table-cell>
          <table:table-cell office:value-type="string">
            <text:p>SOT-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2463435">
            <text:p>2463435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2A</text:p>
          </table:table-cell>
          <table:table-cell office:value-type="string">
            <text:p>120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1841062">
            <text:p>1841062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CAN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2">
          <table:table-cell office:value-type="string">
            <text:p>J3</text:p>
          </table:table-cell>
          <table:table-cell office:value-type="string">
            <text:p>Debug</text:p>
          </table:table-cell>
          <table:table-cell office:value-type="string" table:number-columns-spanned="2" table:number-rows-spanned="1">
            <text:p>0.1” pitch 6 way pin header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J4</text:p>
          </table:table-cell>
          <table:table-cell office:value-type="string">
            <text:p>Power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2">
          <table:table-cell office:value-type="string">
            <text:p>J5</text:p>
          </table:table-cell>
          <table:table-cell office:value-type="string">
            <text:p>Output0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2">
          <table:table-cell office:value-type="string">
            <text:p>J6</text:p>
          </table:table-cell>
          <table:table-cell office:value-type="string">
            <text:p>Output1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2">
          <table:table-cell office:value-type="string">
            <text:p>J7</text:p>
          </table:table-cell>
          <table:table-cell office:value-type="string">
            <text:p>BATT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2">
          <table:table-cell office:value-type="string">
            <text:p>J8</text:p>
          </table:table-cell>
          <table:table-cell office:value-type="string">
            <text:p>LED</text:p>
          </table:table-cell>
          <table:table-cell office:value-type="string" table:number-columns-spanned="5" table:number-rows-spanned="1">
            <text:p>Solder wires direct</text:p>
          </table:table-cell>
          <table:covered-table-cell table:number-columns-repeated="4"/>
        </table:table-row>
        <table:table-row table:style-name="ro1">
          <table:table-cell office:value-type="string">
            <text:p>L1</text:p>
          </table:table-cell>
          <table:table-cell office:value-type="string">
            <text:p>22uH</text:p>
          </table:table-cell>
          <table:table-cell/>
          <table:table-cell office:value-type="string">
            <text:p>Coilcraft MSS7341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288672">
            <text:p>2288672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BSS83P</text:p>
          </table:table-cell>
          <table:table-cell office:value-type="string">
            <text:p>SOT-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3" office:value-type="float" office:value="2432722">
            <text:p>2432722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BSS83P</text:p>
          </table:table-cell>
          <table:table-cell office:value-type="string">
            <text:p>SOT-23</text:p>
          </table:table-cell>
          <table:table-cell table:number-columns-repeated="2"/>
          <table:table-cell office:value-type="string">
            <text:p>Farnell</text:p>
          </table:table-cell>
          <table:table-cell table:style-name="ce3" office:value-type="float" office:value="2432722">
            <text:p>24327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2447455">
            <text:p>2447455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M</text:p>
          </table:table-cell>
          <table:table-cell office:value-type="string">
            <text:p>120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float" office:value="2447478">
            <text:p>2447478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M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78">
            <text:p>2447478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70K</text:p>
          </table:table-cell>
          <table:table-cell office:value-type="string">
            <text:p>120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2" office:value-type="float" office:value="2447519">
            <text:p>2447519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120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float" office:value="2447453">
            <text:p>244745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2K3</text:p>
          </table:table-cell>
          <table:table-cell office:value-type="string">
            <text:p>120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307751">
            <text:p>230775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55">
            <text:p>2447455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20R</text:p>
          </table:table-cell>
          <table:table-cell office:value-type="string">
            <text:p>120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447462">
            <text:p>2447462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53">
            <text:p>244745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53">
            <text:p>244745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120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447473">
            <text:p>244747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8K2</text:p>
          </table:table-cell>
          <table:table-cell office:value-type="string">
            <text:p>120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2447547">
            <text:p>2447547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100K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53">
            <text:p>244745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8K2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547">
            <text:p>2447547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K2</text:p>
          </table:table-cell>
          <table:table-cell office:value-type="string">
            <text:p>120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447496">
            <text:p>2447496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50R</text:p>
          </table:table-cell>
          <table:table-cell office:value-type="string">
            <text:p>120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float" office:value="2447466">
            <text:p>2447466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50R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66">
            <text:p>2447466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470K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table:style-name="ce2" office:value-type="float" office:value="2447519">
            <text:p>2447519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78">
            <text:p>2447478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M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78">
            <text:p>2447478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1206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447478">
            <text:p>2447478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MCP1727-3302</text:p>
          </table:table-cell>
          <table:table-cell office:value-type="string">
            <text:p>SOIC-8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1331497">
            <text:p>1331497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MCP16311</text:p>
          </table:table-cell>
          <table:table-cell office:value-type="string">
            <text:p>MSOP-8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414134">
            <text:p>2414134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MCP2562-E/SN</text:p>
          </table:table-cell>
          <table:table-cell office:value-type="string">
            <text:p>SOIC-8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362839">
            <text:p>2362839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MC06XSD200</text:p>
          </table:table-cell>
          <table:table-cell/>
          <table:table-cell office:value-type="string">
            <text:p>NXP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377190">
            <text:p>2377190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PIC24HJ128GP504</text:p>
          </table:table-cell>
          <table:table-cell office:value-type="string">
            <text:p>TQFP-44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1576883">
            <text:p>1576883</text:p>
          </table:table-cell>
        </table:table-row>
        <table:table-row table:style-name="ro1">
          <table:table-cell office:value-type="string">
            <text:p>Y1</text:p>
          </table:table-cell>
          <table:table-cell office:value-type="string">
            <text:p>4MHz</text:p>
          </table:table-cell>
          <table:table-cell office:value-type="string">
            <text:p>HC49</text:p>
          </table:table-cell>
          <table:table-cell office:value-type="string">
            <text:p>Fox HC49SDLF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2063966">
            <text:p>2063966</text:p>
          </table:table-cell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1/12/2017</text:date>, <text:time>20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0:17:41.91</dc:date>
    <meta:generator>OpenOffice/4.1.1$Win32 OpenOffice.org_project/411m6$Build-9775</meta:generator>
    <meta:editing-duration>PT7H38M12S</meta:editing-duration>
    <meta:editing-cycles>15</meta:editing-cycles>
    <dc:creator>Raph </dc:creator>
    <meta:document-statistic meta:table-count="1" meta:cell-count="341" meta:object-count="0"/>
  </office:meta>
</office:document-meta>
</file>